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roman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13pt" style:font-size-asian="13pt"/>
    </style:style>
    <style:style style:name="T3" style:parent-style-name="Fuentedepárrafopredeter." style:family="text">
      <style:text-properties fo:font-size="13pt" style:font-size-asian="13pt"/>
    </style:style>
  </office:automatic-styles>
  <office:body>
    <office:text text:use-soft-page-breaks="true">
      <text:p text:style-name="P1"/>
      <text:p text:style-name="P2">HelloWorld.md</text:p>
      <text:p text:style-name="Normal"><text:span text:style-name="T3">## This is a markdown fi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roman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Mario Amaya Molinar</meta:initial-creator>
    <dc:creator>Carlos Mario Amaya Molinar</dc:creator>
    <meta:creation-date>2016-03-18T20:46:00Z</meta:creation-date>
    <dc:date>2016-03-18T20:46:00Z</dc:date>
    <meta:template xlink:href="Normal" xlink:type="simple"/>
    <meta:editing-cycles>2</meta:editing-cycles>
    <meta:editing-duration>PT0S</meta:editing-duration>
    <meta:document-statistic meta:page-count="1" meta:paragraph-count="1" meta:word-count="6" meta:character-count="41" meta:row-count="1" meta:non-whitespace-character-count="36"/>
  </office:meta>
</office:document-meta>
</file>